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text-properties style:font-name="Liberation Serif" fo:font-size="12pt" officeooo:paragraph-rsid="0013cd3d" style:font-size-asian="12pt" style:font-size-complex="12pt"/>
    </style:style>
    <style:style style:name="P5" style:family="paragraph" style:parent-style-name="Standard" style:list-style-name="L2">
      <style:text-properties style:font-name="Liberation Serif" fo:font-size="12pt" officeooo:rsid="00144a5a" officeooo:paragraph-rsid="00144a5a" style:font-size-asian="12pt" style:font-size-complex="12pt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fo:font-variant="normal" fo:text-transform="none" fo:color="#000000" style:font-name="Liberation Serif" fo:font-size="12pt" fo:letter-spacing="normal" fo:font-weight="normal" officeooo:rsid="0013cd3d" officeooo:paragraph-rsid="0013cd3d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fo:font-variant="normal" fo:text-transform="none" fo:color="#000000" style:font-name="Liberation Serif" fo:font-size="12pt" fo:letter-spacing="normal" fo:font-weight="normal" officeooo:rsid="00144a5a" officeooo:paragraph-rsid="00144a5a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text-properties fo:font-variant="normal" fo:text-transform="none" fo:color="#000000" style:font-name="Liberation Serif" fo:font-size="12pt" fo:letter-spacing="normal" fo:font-weight="normal" officeooo:rsid="00144a5a" officeooo:paragraph-rsid="00144a5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weight="normal" officeooo:rsid="00144a5a" officeooo:paragraph-rsid="00144a5a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text-properties officeooo:rsid="00144a5a" officeooo:paragraph-rsid="00144a5a"/>
    </style:style>
    <style:style style:name="P1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Liberation Serif" fo:font-size="12pt" fo:letter-spacing="normal" fo:font-weight="normal" officeooo:rsid="00144a5a" officeooo:paragraph-rsid="00144a5a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font-weight="normal" officeooo:rsid="0013cd3d" style:font-weight-asian="normal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weight="normal" officeooo:rsid="0013cd3d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weight="normal" officeooo:rsid="00155e73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officeooo:rsid="0013cd3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medium-content-serif-font" fo:font-size="15.75pt" fo:font-style="normal"/>
    </style:style>
    <style:style style:name="T8" style:family="text">
      <style:text-properties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X Guidelines </text:p>
      <text:p text:style-name="P1"/>
      <text:list xml:id="list874702674" text:style-name="L1">
        <text:list-item>
          <text:p text:style-name="P3">Design based on User experience</text:p>
          <text:p text:style-name="P3"/>
        </text:list-item>
      </text:list>
      <text:list xml:id="list3146951174" text:style-name="L2">
        <text:list-item>
          <text:p text:style-name="P6"><text:span text:style-name="T6">Use of </text:span><text:span text:style-name="T3">Graphics, layout, text, and interactive elements  </text:span><text:span text:style-name="T4">in a way that the user can follow the steps required to complete the action and remember the experience of using the website without having to re-do or re-think a path of action required by the user.</text:span></text:p>
        </text:list-item>
        <text:list-item>
          <text:p text:style-name="P4"><text:span text:style-name="T2">Include </text:span><text:span text:style-name="T1">more visual and interactive qualities to strike at more emotional responses to help </text:span><text:span text:style-name="T2">your web page</text:span><text:span text:style-name="T1"> stand out </text:span><text:span text:style-name="T2">in the world of websites.</text:span></text:p>
        </text:list-item>
        <text:list-item>
          <text:p text:style-name="P5"><text:span text:style-name="T2">D</text:span><text:span text:style-name="T1">esign should conform to a user’s intuition rather than a strict set of actions</text:span></text:p>
          <text:p text:style-name="P7"/>
        </text:list-item>
      </text:list>
      <text:list xml:id="list2156159545" text:style-name="L3">
        <text:list-item>
          <text:p text:style-name="P8">Less readable content and more scannable information <text:tab/></text:p>
        </text:list-item>
      </text:list>
      <text:list xml:id="list3338074697" text:style-name="L4">
        <text:list-item>
          <text:list>
            <text:list-item>
              <text:p text:style-name="P11"><text:span text:style-name="T4">U</text:span><text:span text:style-name="T3">se of bold texts</text:span></text:p>
            </text:list-item>
            <text:list-item>
              <text:p text:style-name="P9">Use of pictures</text:p>
            </text:list-item>
            <text:list-item>
              <text:p text:style-name="P11"><text:span text:style-name="T3">Use of self explanatory tools for the working of the action required on your website (</text:span><text:span text:style-name="T5">use of </text:span><text:span text:style-name="T3">placeholders, buttons and deep links </text:span><text:span text:style-name="T5">instead of long textx explaining the use</text:span><text:span text:style-name="T3">)</text:span></text:p>
            </text:list-item>
          </text:list>
        </text:list-item>
      </text:list>
      <text:p text:style-name="P10"/>
      <text:p text:style-name="P12"/>
      <text:p text:style-name="P10"/>
      <text:p text:style-name="P10"><text:span text:style-name="T7">It’s much easier to get distracted when reading online — web pages only have </text:span><text:a xlink:type="simple" xlink:href="https://www.nngroup.com/articles/how-long-do-users-stay-on-web-pages/" text:style-name="Internet_20_link" text:visited-style-name="Visited_20_Internet_20_Link"><text:span text:style-name="T8">10 seconds to grab our attention</text:span></text:a><text:span text:style-name="T7">.</text:span></text:p>
      <text:p text:style-name="P10"><text:span text:style-name="T7"/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35:24.116081106</meta:creation-date>
    <dc:date>2019-08-09T15:27:58.425266300</dc:date>
    <meta:editing-duration>PT2H18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61" meta:character-count="903" meta:non-whitespace-character-count="756"/>
  </office:meta>
</office:document-meta>
</file>